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 table:number-rows-repeated="3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4])" office:value-type="currency" office:currency="BRL" office:value="327.33" calcext:value-type="currency">
            <text:p>R$ 327,3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1:56:17.2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0-24T11:57:01.312000000</dc:date>
    <meta:editing-duration>PT3H8M22S</meta:editing-duration>
    <meta:editing-cycles>45</meta:editing-cycles>
    <dc:creator>Felipe Rodrigues</dc:creator>
    <meta:document-statistic meta:table-count="1" meta:cell-count="79" meta:object-count="0"/>
  </office:meta>
</office:document-meta>
</file>